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ingStackTraceToActualInvocationInOrderTest.shouldPointStackTraceToPreviousVer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intingStackTraceToActualInvocationInOrderTest.shouldPointToThird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intingStackTraceToActualInvocationInOrderTest.four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ingStackTraceToActualInvocationInOrderTest.shouldPointToFirstMethodBecauseOfTooManyActual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intingStackTraceToActualInvocationInOrderTest.thi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ingStackTraceToActualInvocationInOrderTest.shouldPointToSecondMethodBecauseOfTooManyActual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intingStackTraceToActualInvocationInOrderTest.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ingStackTraceToActualInvocationInOr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intingStackTraceToActualInvocationInOrderTest.shouldPointToSecond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intingStackTraceToActualInvocationInOrderTest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ingStackTraceToActualInvocationInOrderTest.shouldPointToFourthMethodBecauseOfTooFewActual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